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script"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28pt" fo:font-weight="bold" officeooo:rsid="001a5c5b" officeooo:paragraph-rsid="001a5c5b"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Times New Roman" fo:font-size="24pt" fo:font-weight="bold" officeooo:rsid="001a5c5b" officeooo:paragraph-rsid="001a5c5b"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Times New Roman" fo:font-weight="bold" officeooo:rsid="001a5c5b" officeooo:paragraph-rsid="001a5c5b"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1a5c5b" officeooo:paragraph-rsid="001a5c5b" style:font-weight-asian="bold" style:font-weight-complex="bold"/>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a5c5b" officeooo:paragraph-rsid="001a5c5b" style:font-weight-asian="bold" style:font-weight-complex="bold"/>
    </style:style>
    <style:style style:name="P6" style:family="paragraph" style:parent-style-name="Standard">
      <style:paragraph-properties fo:text-align="start" style:justify-single-word="false"/>
      <style:text-properties style:font-name="Times New Roman" fo:font-weight="normal" officeooo:rsid="001a5c5b" officeooo:paragraph-rsid="001a5c5b"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none" fo:font-weight="normal" officeooo:rsid="001b8c5b" officeooo:paragraph-rsid="001b8c5b" style:font-weight-asian="normal" style:font-weight-complex="normal"/>
    </style:style>
    <style:style style:name="P8" style:family="paragraph" style:parent-style-name="Standard">
      <style:paragraph-properties fo:text-align="center" style:justify-single-word="false"/>
      <style:text-properties style:font-name="Segoe Script" fo:font-style="italic" fo:font-weight="normal" officeooo:rsid="001b8c5b" officeooo:paragraph-rsid="001b8c5b"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style:font-name="Segoe Script" fo:font-weight="normal" officeooo:rsid="001b8c5b" officeooo:paragraph-rsid="001b8c5b" style:font-weight-asian="normal" style:font-weight-complex="normal"/>
    </style:style>
    <style:style style:name="T1" style:family="text">
      <style:text-properties officeooo:rsid="001b8c5b"/>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o the Void Game Design Document</text:p>
      <text:p text:style-name="P2"/>
      <text:p text:style-name="P2">FetaMozz Studios</text:p>
      <text:p text:style-name="P2"/>
      <text:p text:style-name="P2">Andrew Moore</text:p>
      <text:p text:style-name="P2">Jessica Gonowon</text:p>
      <text:p text:style-name="P2">Bella Gonow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art One: The Story</text:p>
      <text:p text:style-name="P3"/>
      <text:p text:style-name="P4">Chapter One – Sam’s Beginning</text:p>
      <text:p text:style-name="P3"/>
      <text:p text:style-name="P6"><text:tab/>The void is both mysterious and unending, and this is one of its stories. <text:s/>We open in the room of a young man named Sam, in the dead of the night. <text:s/>Sam has always been interested in the occult, <text:s/>but he hails from a family deep seated in the aristocracy, thus he must always present a proper face to the public. <text:s/>Tonight is a special night as Sam has finally acquired The Book of the Deep, a banned codex of the unorthodox path that he feels will be the key to obtaining the power for which he longs. <text:s/>The book is unassuming, easily overlooked. <text:s/>It is bound in a dark black cover, with almost no luster. <text:s/>However, if one looks closer they can see faint claw marks on the cover, and a dreadful, blood drenched aura coming from within. <text:s/>None of this phases Sam, he refuses to be deterred this close to his goal, so with a deep breath he opens the book.</text:p>
      <text:p text:style-name="P6"><text:tab/>According to Sam’s source, the method of awakening the book was to read the passages aloud while slowly performing a bloodletting ritual upon his off hand. <text:s/>“<text:span text:style-name="T1">Nothing for it,” thought Sam, “I need to complete the ritual before my meddling family realizes what is happening.” <text:s/>With this thought, he proceeds to recite the incantation to activate the book.</text:span></text:p>
      <text:p text:style-name="P6"/>
      <text:p text:style-name="P8">The only truth is the void,</text:p>
      <text:p text:style-name="P8">the dark is deliverance.</text:p>
      <text:p text:style-name="P8">I call upon the power of the void to bind the five,</text:p>
      <text:p text:style-name="P8">With this blood sacrifice let me be blessed</text:p>
      <text:p text:style-name="P8">by the Void god, and become their humble servant,</text:p>
      <text:p text:style-name="P8">to go forth and spill the blood of all mortals,</text:p>
      <text:p text:style-name="P9"><text:span text:style-name="T2">remaking the universe in the form of Void.</text:span></text:p>
      <text:p text:style-name="P5"/>
      <text:p text:style-name="P7"><text:tab/>With every word Sam speaks, the aura from the book becomes increasingly savage, and the night seems to become deeper. <text:s/>By the time he reaches the last line, Sam is shaking from the exertion. <text:s/>Finally, he forces out the last word, and all goes quiet. <text:s/>The pressure exuded by the books suddenly multiplies one hundred times over, and it begins to float in the air casting a bloody light that feels like it is inverting the fabric of space. <text:s/>The book flies open, and the pages start to rapidly turn. <text:s/>As the pages turn the text takes on a life of its own, forming a cloud above the book that rapidly closes in on Sam’s forehead. <text:s/>Sam watches the approaching text with wide eyes as it comes in contact with his head, and with this contact comes intense pain followed by blackness.</text:p>
      <text:p text:style-name="P7"><text:tab/>Upon gaining awareness, Sam finds himself suspended in the void still in a haze of pain. <text:s/>At first he does not understand what he is bound by, but soon discovers that he has been flayed and is being held in place with ropes made of his own nerves. <text:s/>He has also been skinned, and all of his organs have been removed. <text:s text:c="2"/>All the remains of his physical form is his bones, and his eyes that burn with pain and madness. <text:s/>“This wasn’t what was supposed to happen!” <text:s/>Sam shouted furiously in his mind, as all he could do physically is scream due to the torturous pain. <text:s/>Somewhere in the darkness, an evil laugh responds to his struggle.</text:p>
      <text:p text:style-name="P7"><text:tab/>“Foolish human, to think you believed yourself worthy of the power of the void.” <text:s/>The one speaking slowly emerged from the deep, shrouded in a black robe that seemed to glitter with embedded stars. <text:s/>“You are not the first to attempt to harness the power of the infinite for themselves, there have been many before you. <text:s/>All of them have failed in the attempt, most of them destroyed where they stand. <text:s/>I’m not sure whether you are lucky or unfortunate, powerless one. <text:s/>It has been decided by <text:soft-page-break/>master that you will be given the power you seek, however the price is to sacrifice everything else and become one of his dancing puppets. <text:s/>You look so pathetic on your strings, but such is the fate of the weak.” <text:s/>The ridicule is almost lost on Sam as he endures his suffering, however that is still a corner of his mind that is aware, swearing that he will one day have vengeance against his aggressors. <text:s/>The figure seems to realize these thoughts, and with a laugh he orders Sam’s torturer to increase the level, and soon Sam looses what little awareness he has left to the pain, growing slack in his bindings.</text:p>
      <text:p text:style-name="P7"><text:tab/>“Finally it is time for the final step, all that is left is to supplant the soul of this pitiful being.” <text:s/>Zol looks on with no sympathy as the skeletal hands gripping Sam start to form cryptic, evil seals that sink into the remains of Sam’s body and soul, forming permanent marks and eliminating the last remnants of Sam’s resistance. <text:s/>The bloody skeleton that was once Sam starts slowly regenerating its flesh and organs, slowly coming to once again resemble the young man. <text:s/>With a start Sam awakens, floating in the void next to Zol. <text:s/>“Subordinate greets master,” Sam proclaims. <text:s/>“Very good,” says Zol. <text:s/>“From this day forward, the void decrees you shall be known as Sam the Fool, a moniker that will forever serve as a reminder of your foolish desire to usurp a power you do not deserve.” <text:s/>There is a slight flicker of anger in Sam’s eyes, which is quickly extinguished and replaced by a look of acceptance. <text:s/>“It shall be as you say, what are my first orders?” <text:s/>“You must return to your world and wait for instructions, the first task will be to conquer your material plane as an offer to the void. <text:s/>To do so you must seek out the other five. <text:s/>For now you must return, further instructions will be forthcoming.” <text:s/>With that Zol waves his hands and a portal opens up, the other side showing the familiar site of Sam’s bedroom. <text:s/>With a nod, Sam steps through the portal. <text:s/>With a sinister smile, Zol fades into the eth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Script" svg:font-family="'Segoe Script'" style:font-family-generic="script"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4:09:34.066000000</meta:creation-date>
    <dc:date>2024-03-14T15:40:19.470000000</dc:date>
    <meta:editing-duration>PT1H30M45S</meta:editing-duration>
    <meta:editing-cycles>2</meta:editing-cycles>
    <meta:generator>LibreOffice/7.4.7.2$Windows_X86_64 LibreOffice_project/723314e595e8007d3cf785c16538505a1c878ca5</meta:generator>
    <meta:document-statistic meta:table-count="0" meta:image-count="0" meta:object-count="0" meta:page-count="3" meta:paragraph-count="20" meta:word-count="1014" meta:character-count="5558" meta:non-whitespace-character-count="4512"/>
  </office:meta>
</office:document-meta>
</file>